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Campo_20_Magnético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ackground-color="#bf0041"/>
      <style:text-properties fo:color="#ffffff"/>
    </style:style>
    <style:style style:name="ce1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11" style:family="table-cell" style:parent-style-name="Default" style:data-style-name="N61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 Magnétic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4.1 calibración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RB (±0,1%Ω)</text:p>
          </table:table-cell>
          <table:table-cell table:style-name="ce2" table:formula="of:=150" office:value-type="float" office:value="150" calcext:value-type="float">
            <text:p>150</text:p>
          </table:table-cell>
          <table:table-cell table:number-columns-repeated="6"/>
          <table:table-cell>
            <draw:frame table:end-cell-address="'Campo Magnético'.M12" table:end-x="2.011cm" table:end-y="0.217cm" draw:z-index="0" draw:name="Gráfico 1" draw:style-name="gr1" draw:text-style-name="P1" svg:width="9.253cm" svg:height="4.234cm" svg:x="0.569cm" svg:y="0.365cm">
              <draw:object draw:notify-on-update-of-ranges="'Campo Magnético'.D8:'Campo Magnético'.D11 'Campo Magnético'.F8:'Campo Magnético'.F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f (Hz)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table:number-columns-repeated="13"/>
          <table:table-cell table:style-name="ce1" office:value-type="string" calcext:value-type="string">
            <text:p>f (Hz)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Amplitud fuente (V)</text:p>
          </table:table-cell>
          <table:table-cell table:style-name="ce1" office:value-type="string" calcext:value-type="string">
            <text:p>Pos amplitud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error VR</text:p>
          </table:table-cell>
          <table:table-cell table:style-name="ce1" office:value-type="string" calcext:value-type="string">
            <text:p>Vind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R</text:p>
          </table:table-cell>
          <table:table-cell table:number-columns-repeated="5"/>
          <table:table-cell table:style-name="ce1" office:value-type="string" calcext:value-type="string">
            <text:p>Pos amplitud</text:p>
          </table:table-cell>
          <table:table-cell table:style-name="ce1" office:value-type="string" calcext:value-type="string">
            <text:p>Amplitud fuente (V)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Vind</text:p>
          </table:table-cell>
          <table:table-cell office:value-type="string" calcext:value-type="string">
            <text:p>IR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5.2*0.2/2" office:value-type="float" office:value="0.52" calcext:value-type="float">
            <text:p>0,52</text:p>
          </table:table-cell>
          <table:table-cell table:style-name="ce2" table:formula="of:=0.2*0.2/2" office:value-type="float" office:value="0.02" calcext:value-type="float">
            <text:p>0,02</text:p>
          </table:table-cell>
          <table:table-cell table:style-name="ce2" table:formula="of:=7*20/1000/2" office:value-type="float" office:value="0.07" calcext:value-type="float">
            <text:p>0,07</text:p>
          </table:table-cell>
          <table:table-cell table:style-name="ce2" table:formula="of:=20*0.2/1000/2" office:value-type="float" office:value="0.002" calcext:value-type="float">
            <text:p>0,002</text:p>
          </table:table-cell>
          <table:table-cell table:formula="of:=[.D8]/150" office:value-type="float" office:value="0.00346666666666667" calcext:value-type="float">
            <text:p>0,003466666666667</text:p>
          </table:table-cell>
          <table:table-cell table:formula="of:=[.E8]/150" office:value-type="float" office:value="0.000133333333333333" calcext:value-type="float">
            <text:p>0,000133333333333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5.2*0.2/2" office:value-type="float" office:value="0.52" calcext:value-type="float">
            <text:p>0,52</text:p>
          </table:table-cell>
          <table:table-cell table:style-name="ce2" table:formula="of:=7*20/1000/2" office:value-type="float" office:value="0.07" calcext:value-type="float">
            <text:p>0,07</text:p>
          </table:table-cell>
          <table:table-cell table:formula="of:=[.P8]/150" office:value-type="float" office:value="0.00346666666666667" calcext:value-type="float">
            <text:p>0,003466666666667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6.2*0.2/2" office:value-type="float" office:value="0.62" calcext:value-type="float">
            <text:p>0,62</text:p>
          </table:table-cell>
          <table:table-cell table:style-name="ce2" table:formula="of:=0.2*0.2/2" office:value-type="float" office:value="0.02" calcext:value-type="float">
            <text:p>0,02</text:p>
          </table:table-cell>
          <table:table-cell table:style-name="ce2" table:formula="of:=3.4*50/2/1000" office:value-type="float" office:value="0.085" calcext:value-type="float">
            <text:p>0,085</text:p>
          </table:table-cell>
          <table:table-cell table:style-name="ce2" table:formula="of:=50*0.2/1000/2" office:value-type="float" office:value="0.005" calcext:value-type="float">
            <text:p>0,005</text:p>
          </table:table-cell>
          <table:table-cell table:formula="of:=[.D9]/150" office:value-type="float" office:value="0.00413333333333333" calcext:value-type="float">
            <text:p>0,004133333333333</text:p>
          </table:table-cell>
          <table:table-cell table:formula="of:=[.E9]/150" office:value-type="float" office:value="0.000133333333333333" calcext:value-type="float">
            <text:p>0,000133333333333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6.2*0.2/2" office:value-type="float" office:value="0.62" calcext:value-type="float">
            <text:p>0,62</text:p>
          </table:table-cell>
          <table:table-cell table:style-name="ce2" table:formula="of:=3.4*50/2/1000" office:value-type="float" office:value="0.085" calcext:value-type="float">
            <text:p>0,085</text:p>
          </table:table-cell>
          <table:table-cell table:formula="of:=[.P9]/150" office:value-type="float" office:value="0.00413333333333333" calcext:value-type="float">
            <text:p>0,004133333333333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7.2*0.2/2" office:value-type="float" office:value="0.72" calcext:value-type="float">
            <text:p>0,72</text:p>
          </table:table-cell>
          <table:table-cell table:style-name="ce2" table:formula="of:=0.2*0.2/2" office:value-type="float" office:value="0.02" calcext:value-type="float">
            <text:p>0,02</text:p>
          </table:table-cell>
          <table:table-cell table:style-name="ce2" table:formula="of:=3.8*50/1000/2" office:value-type="float" office:value="0.095" calcext:value-type="float">
            <text:p>0,095</text:p>
          </table:table-cell>
          <table:table-cell table:style-name="ce2" table:formula="of:=50*0.2/2/1000" office:value-type="float" office:value="0.005" calcext:value-type="float">
            <text:p>0,005</text:p>
          </table:table-cell>
          <table:table-cell table:formula="of:=[.D10]/150" office:value-type="float" office:value="0.0048" calcext:value-type="float">
            <text:p>0,0048</text:p>
          </table:table-cell>
          <table:table-cell table:formula="of:=[.E10]/150" office:value-type="float" office:value="0.000133333333333333" calcext:value-type="float">
            <text:p>0,000133333333333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7.2*0.2/2" office:value-type="float" office:value="0.72" calcext:value-type="float">
            <text:p>0,72</text:p>
          </table:table-cell>
          <table:table-cell table:style-name="ce2" table:formula="of:=3.8*50/1000/2" office:value-type="float" office:value="0.095" calcext:value-type="float">
            <text:p>0,095</text:p>
          </table:table-cell>
          <table:table-cell table:formula="of:=[.P10]/150" office:value-type="float" office:value="0.0048" calcext:value-type="float">
            <text:p>0,0048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3.2*0.5/2" office:value-type="float" office:value="0.8" calcext:value-type="float">
            <text:p>0,8</text:p>
          </table:table-cell>
          <table:table-cell table:style-name="ce2" table:formula="of:=0.5/2*0.2" office:value-type="float" office:value="0.05" calcext:value-type="float">
            <text:p>0,05</text:p>
          </table:table-cell>
          <table:table-cell table:style-name="ce2" table:formula="of:=4.3*50/1000/2" office:value-type="float" office:value="0.1075" calcext:value-type="float">
            <text:p>0,1075</text:p>
          </table:table-cell>
          <table:table-cell table:style-name="ce2" table:formula="of:=[.G10]" office:value-type="float" office:value="0.005" calcext:value-type="float">
            <text:p>0,005</text:p>
          </table:table-cell>
          <table:table-cell table:formula="of:=[.D11]/150" office:value-type="float" office:value="0.00533333333333333" calcext:value-type="float">
            <text:p>0,005333333333333</text:p>
          </table:table-cell>
          <table:table-cell table:formula="of:=[.E11]/150" office:value-type="float" office:value="0.000333333333333333" calcext:value-type="float">
            <text:p>0,000333333333333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3.2*0.5/2" office:value-type="float" office:value="0.8" calcext:value-type="float">
            <text:p>0,8</text:p>
          </table:table-cell>
          <table:table-cell table:style-name="ce2" table:formula="of:=4.3*50/1000/2" office:value-type="float" office:value="0.1075" calcext:value-type="float">
            <text:p>0,1075</text:p>
          </table:table-cell>
          <table:table-cell table:formula="of:=[.P11]/150" office:value-type="float" office:value="0.00533333333333333" calcext:value-type="float">
            <text:p>0,005333333333333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style-name="ce1" office:value-type="string" calcext:value-type="string">
            <text:p>f (Hz)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49"/>
        </table:table-row>
        <table:table-row table:style-name="ro1">
          <table:table-cell table:number-columns-repeated="13"/>
          <table:table-cell table:style-name="ce1" office:value-type="string" calcext:value-type="string">
            <text:p>Amplitud fuente (V)</text:p>
          </table:table-cell>
          <table:table-cell table:style-name="ce1" office:value-type="string" calcext:value-type="string">
            <text:p>Pos amplitud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Vind</text:p>
          </table:table-cell>
          <table:table-cell office:value-type="string" calcext:value-type="string">
            <text:p>IR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f (Hz)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6"/>
          <table:table-cell>
            <draw:frame table:end-cell-address="'Campo Magnético'.M23" table:end-x="2.094cm" table:end-y="0.288cm" draw:z-index="1" draw:name="Gráfico 2" draw:style-name="gr1" draw:text-style-name="P1" svg:width="9.251cm" svg:height="4.194cm" svg:x="0.654cm" svg:y="0.476cm">
              <draw:object draw:notify-on-update-of-ranges="'Campo Magnético'.D17:'Campo Magnético'.D20 'Campo Magnético'.F17:'Campo Magnétic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2.2*0.1/2" office:value-type="float" office:value="0.11" calcext:value-type="float">
            <text:p>0,11</text:p>
          </table:table-cell>
          <table:table-cell table:style-name="ce2" table:formula="of:=2.7*50/2000" office:value-type="float" office:value="0.0675" calcext:value-type="float">
            <text:p>0,0675</text:p>
          </table:table-cell>
          <table:table-cell table:formula="of:=[.P14]/150" office:value-type="float" office:value="0.000733333333333333" calcext:value-type="float">
            <text:p>0,000733333333333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.5*0.1/2" office:value-type="float" office:value="0.125" calcext:value-type="float">
            <text:p>0,125</text:p>
          </table:table-cell>
          <table:table-cell table:style-name="ce2" table:formula="of:=3.4*50/2000" office:value-type="float" office:value="0.085" calcext:value-type="float">
            <text:p>0,085</text:p>
          </table:table-cell>
          <table:table-cell table:formula="of:=[.P15]/150" office:value-type="float" office:value="0.000833333333333333" calcext:value-type="float">
            <text:p>0,00083333333333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Amplitud fuente (V)</text:p>
          </table:table-cell>
          <table:table-cell table:style-name="ce1" office:value-type="string" calcext:value-type="string">
            <text:p>Pos amplitud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error VR</text:p>
          </table:table-cell>
          <table:table-cell table:style-name="ce1" office:value-type="string" calcext:value-type="string">
            <text:p>Vind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R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2.9*0.1/2" office:value-type="float" office:value="0.145" calcext:value-type="float">
            <text:p>0,145</text:p>
          </table:table-cell>
          <table:table-cell table:style-name="ce2" table:formula="of:=3.8*50/2000" office:value-type="float" office:value="0.095" calcext:value-type="float">
            <text:p>0,095</text:p>
          </table:table-cell>
          <table:table-cell table:formula="of:=[.P16]/150" office:value-type="float" office:value="0.000966666666666666" calcext:value-type="float">
            <text:p>0,000966666666667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2.2*0.1/2" office:value-type="float" office:value="0.11" calcext:value-type="float">
            <text:p>0,11</text:p>
          </table:table-cell>
          <table:table-cell table:style-name="ce2" table:formula="of:=0.1*0.2/2" office:value-type="float" office:value="0.01" calcext:value-type="float">
            <text:p>0,01</text:p>
          </table:table-cell>
          <table:table-cell table:style-name="ce2" table:formula="of:=2.7*50/2000" office:value-type="float" office:value="0.0675" calcext:value-type="float">
            <text:p>0,0675</text:p>
          </table:table-cell>
          <table:table-cell table:style-name="ce2" table:formula="of:=50*0.2/1000/2" office:value-type="float" office:value="0.005" calcext:value-type="float">
            <text:p>0,005</text:p>
          </table:table-cell>
          <table:table-cell table:formula="of:=[.D17]/150" office:value-type="float" office:value="0.000733333333333333" calcext:value-type="float">
            <text:p>0,000733333333333</text:p>
          </table:table-cell>
          <table:table-cell table:formula="of:=[.E17]/150" office:value-type="float" office:value="0.0000666666666666667" calcext:value-type="float">
            <text:p>6,66666666666667E-05</text:p>
          </table:table-cell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3.3*0.1/2" office:value-type="float" office:value="0.165" calcext:value-type="float">
            <text:p>0,165</text:p>
          </table:table-cell>
          <table:table-cell table:style-name="ce2" table:formula="of:=4.2*50/2000" office:value-type="float" office:value="0.105" calcext:value-type="float">
            <text:p>0,105</text:p>
          </table:table-cell>
          <table:table-cell table:formula="of:=[.P17]/150" office:value-type="float" office:value="0.0011" calcext:value-type="float">
            <text:p>0,001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.5*0.1/2" office:value-type="float" office:value="0.125" calcext:value-type="float">
            <text:p>0,125</text:p>
          </table:table-cell>
          <table:table-cell table:style-name="ce2" table:formula="of:=0.1*0.2/2" office:value-type="float" office:value="0.01" calcext:value-type="float">
            <text:p>0,01</text:p>
          </table:table-cell>
          <table:table-cell table:style-name="ce2" table:formula="of:=3.4*50/2000" office:value-type="float" office:value="0.085" calcext:value-type="float">
            <text:p>0,085</text:p>
          </table:table-cell>
          <table:table-cell table:style-name="ce2" table:formula="of:=50*0.2/1000/2" office:value-type="float" office:value="0.005" calcext:value-type="float">
            <text:p>0,005</text:p>
          </table:table-cell>
          <table:table-cell table:formula="of:=[.D18]/150" office:value-type="float" office:value="0.000833333333333333" calcext:value-type="float">
            <text:p>0,000833333333333</text:p>
          </table:table-cell>
          <table:table-cell table:formula="of:=[.E18]/150" office:value-type="float" office:value="0.0000666666666666667" calcext:value-type="float">
            <text:p>6,66666666666667E-05</text:p>
          </table:table-cell>
          <table:table-cell table:number-columns-repeated="4"/>
          <table:table-cell table:style-name="ce1" office:value-type="string" calcext:value-type="string">
            <text:p>f (Hz)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2.9*0.1/2" office:value-type="float" office:value="0.145" calcext:value-type="float">
            <text:p>0,145</text:p>
          </table:table-cell>
          <table:table-cell table:style-name="ce2" table:formula="of:=0.1*0.2/2" office:value-type="float" office:value="0.01" calcext:value-type="float">
            <text:p>0,01</text:p>
          </table:table-cell>
          <table:table-cell table:style-name="ce2" table:formula="of:=3.8*50/2000" office:value-type="float" office:value="0.095" calcext:value-type="float">
            <text:p>0,095</text:p>
          </table:table-cell>
          <table:table-cell table:style-name="ce2" table:formula="of:=50*0.2/2/1000" office:value-type="float" office:value="0.005" calcext:value-type="float">
            <text:p>0,005</text:p>
          </table:table-cell>
          <table:table-cell table:formula="of:=[.D19]/150" office:value-type="float" office:value="0.000966666666666666" calcext:value-type="float">
            <text:p>0,000966666666667</text:p>
          </table:table-cell>
          <table:table-cell table:formula="of:=[.E19]/150" office:value-type="float" office:value="0.0000666666666666667" calcext:value-type="float">
            <text:p>6,66666666666667E-05</text:p>
          </table:table-cell>
          <table:table-cell table:number-columns-repeated="4"/>
          <table:table-cell table:style-name="ce1" office:value-type="string" calcext:value-type="string">
            <text:p>Amplitud fuente (V)</text:p>
          </table:table-cell>
          <table:table-cell table:style-name="ce1" office:value-type="string" calcext:value-type="string">
            <text:p>Pos amplitud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Vind</text:p>
          </table:table-cell>
          <table:table-cell office:value-type="string" calcext:value-type="string">
            <text:p>IR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3.3*0.1/2" office:value-type="float" office:value="0.165" calcext:value-type="float">
            <text:p>0,165</text:p>
          </table:table-cell>
          <table:table-cell table:style-name="ce2" table:formula="of:=0.1/2*0.2" office:value-type="float" office:value="0.01" calcext:value-type="float">
            <text:p>0,01</text:p>
          </table:table-cell>
          <table:table-cell table:style-name="ce2" table:formula="of:=4.2*50/2000" office:value-type="float" office:value="0.105" calcext:value-type="float">
            <text:p>0,105</text:p>
          </table:table-cell>
          <table:table-cell table:style-name="ce2" table:formula="of:=[.G19]" office:value-type="float" office:value="0.005" calcext:value-type="float">
            <text:p>0,005</text:p>
          </table:table-cell>
          <table:table-cell table:formula="of:=[.D20]/150" office:value-type="float" office:value="0.0011" calcext:value-type="float">
            <text:p>0,0011</text:p>
          </table:table-cell>
          <table:table-cell table:formula="of:=[.E20]/150" office:value-type="float" office:value="0.0000666666666666667" calcext:value-type="float">
            <text:p>6,66666666666667E-05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.3*0.1/2" office:value-type="float" office:value="0.065" calcext:value-type="float">
            <text:p>0,065</text:p>
          </table:table-cell>
          <table:table-cell table:style-name="ce2" table:formula="of:=3.2*50/2000" office:value-type="float" office:value="0.08" calcext:value-type="float">
            <text:p>0,08</text:p>
          </table:table-cell>
          <table:table-cell table:formula="of:=[.P20]/150" office:value-type="float" office:value="0.000433333333333333" calcext:value-type="float">
            <text:p>0,000433333333333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1.6*0.1/2" office:value-type="float" office:value="0.08" calcext:value-type="float">
            <text:p>0,08</text:p>
          </table:table-cell>
          <table:table-cell table:style-name="ce2" table:formula="of:=3.8*50/2000" office:value-type="float" office:value="0.095" calcext:value-type="float">
            <text:p>0,095</text:p>
          </table:table-cell>
          <table:table-cell table:formula="of:=[.P21]/150" office:value-type="float" office:value="0.000533333333333333" calcext:value-type="float">
            <text:p>0,000533333333333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.8*0.1/2" office:value-type="float" office:value="0.09" calcext:value-type="float">
            <text:p>0,09</text:p>
          </table:table-cell>
          <table:table-cell table:style-name="ce2" table:formula="of:=4.4*50/2000" office:value-type="float" office:value="0.11" calcext:value-type="float">
            <text:p>0,11</text:p>
          </table:table-cell>
          <table:table-cell table:formula="of:=[.P22]/150" office:value-type="float" office:value="0.0006" calcext:value-type="float">
            <text:p>0,000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f (Hz)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2*0.1/2" office:value-type="float" office:value="0.1" calcext:value-type="float">
            <text:p>0,1</text:p>
          </table:table-cell>
          <table:table-cell table:style-name="ce2" table:formula="of:=4.9*50/2000" office:value-type="float" office:value="0.1225" calcext:value-type="float">
            <text:p>0,1225</text:p>
          </table:table-cell>
          <table:table-cell table:formula="of:=[.P23]/150" office:value-type="float" office:value="0.000666666666666667" calcext:value-type="float">
            <text:p>0,00066666666666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Amplitud fuente (V)</text:p>
          </table:table-cell>
          <table:table-cell table:style-name="ce1" office:value-type="string" calcext:value-type="string">
            <text:p>Pos amplitud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error VR</text:p>
          </table:table-cell>
          <table:table-cell table:style-name="ce1" office:value-type="string" calcext:value-type="string">
            <text:p>Vind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R</text:p>
          </table:table-cell>
          <table:table-cell/>
          <table:table-cell>
            <draw:frame table:end-cell-address="'Campo Magnético'.M33" table:end-x="2.261cm" table:end-y="0.441cm" draw:z-index="2" draw:name="Gráfico 3" draw:style-name="gr1" draw:text-style-name="P2" svg:width="9.738cm" svg:height="4.197cm" svg:x="0.334cm" svg:y="0.138cm">
              <draw:object draw:notify-on-update-of-ranges="'Campo Magnético'.D26:'Campo Magnético'.D29 'Campo Magnético'.F26:'Campo Magnético'.F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.3*0.1/2" office:value-type="float" office:value="0.065" calcext:value-type="float">
            <text:p>0,065</text:p>
          </table:table-cell>
          <table:table-cell table:style-name="ce2" table:formula="of:=0.1*0.2/2" office:value-type="float" office:value="0.01" calcext:value-type="float">
            <text:p>0,01</text:p>
          </table:table-cell>
          <table:table-cell table:style-name="ce2" table:formula="of:=3.2*50/2000" office:value-type="float" office:value="0.08" calcext:value-type="float">
            <text:p>0,08</text:p>
          </table:table-cell>
          <table:table-cell table:style-name="ce2" table:formula="of:=50*0.2/1000/2" office:value-type="float" office:value="0.005" calcext:value-type="float">
            <text:p>0,005</text:p>
          </table:table-cell>
          <table:table-cell table:formula="of:=[.D26]/150" office:value-type="float" office:value="0.000433333333333333" calcext:value-type="float">
            <text:p>0,000433333333333</text:p>
          </table:table-cell>
          <table:table-cell table:formula="of:=[.E26]/150" office:value-type="float" office:value="0.0000666666666666667" calcext:value-type="float">
            <text:p>6,66666666666667E-05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1.6*0.1/2" office:value-type="float" office:value="0.08" calcext:value-type="float">
            <text:p>0,08</text:p>
          </table:table-cell>
          <table:table-cell table:style-name="ce2" table:formula="of:=0.1*0.2/2" office:value-type="float" office:value="0.01" calcext:value-type="float">
            <text:p>0,01</text:p>
          </table:table-cell>
          <table:table-cell table:style-name="ce2" table:formula="of:=3.8*50/2000" office:value-type="float" office:value="0.095" calcext:value-type="float">
            <text:p>0,095</text:p>
          </table:table-cell>
          <table:table-cell table:style-name="ce2" table:formula="of:=50*0.2/1000/2" office:value-type="float" office:value="0.005" calcext:value-type="float">
            <text:p>0,005</text:p>
          </table:table-cell>
          <table:table-cell table:formula="of:=[.D27]/150" office:value-type="float" office:value="0.000533333333333333" calcext:value-type="float">
            <text:p>0,000533333333333</text:p>
          </table:table-cell>
          <table:table-cell table:formula="of:=[.E27]/150" office:value-type="float" office:value="0.0000666666666666667" calcext:value-type="float">
            <text:p>6,66666666666667E-05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.8*0.1/2" office:value-type="float" office:value="0.09" calcext:value-type="float">
            <text:p>0,09</text:p>
          </table:table-cell>
          <table:table-cell table:style-name="ce2" table:formula="of:=0.1*0.2/2" office:value-type="float" office:value="0.01" calcext:value-type="float">
            <text:p>0,01</text:p>
          </table:table-cell>
          <table:table-cell table:style-name="ce2" table:formula="of:=4.4*50/2000" office:value-type="float" office:value="0.11" calcext:value-type="float">
            <text:p>0,11</text:p>
          </table:table-cell>
          <table:table-cell table:style-name="ce2" table:formula="of:=50*0.2/2/1000" office:value-type="float" office:value="0.005" calcext:value-type="float">
            <text:p>0,005</text:p>
          </table:table-cell>
          <table:table-cell table:formula="of:=[.D28]/150" office:value-type="float" office:value="0.0006" calcext:value-type="float">
            <text:p>0,0006</text:p>
          </table:table-cell>
          <table:table-cell table:formula="of:=[.E28]/150" office:value-type="float" office:value="0.0000666666666666667" calcext:value-type="float">
            <text:p>6,66666666666667E-05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2*0.1/2" office:value-type="float" office:value="0.1" calcext:value-type="float">
            <text:p>0,1</text:p>
          </table:table-cell>
          <table:table-cell table:style-name="ce2" table:formula="of:=0.1/2*0.2" office:value-type="float" office:value="0.01" calcext:value-type="float">
            <text:p>0,01</text:p>
          </table:table-cell>
          <table:table-cell table:style-name="ce2" table:formula="of:=4.9*50/2000" office:value-type="float" office:value="0.1225" calcext:value-type="float">
            <text:p>0,1225</text:p>
          </table:table-cell>
          <table:table-cell table:style-name="ce2" table:formula="of:=[.G28]" office:value-type="float" office:value="0.005" calcext:value-type="float">
            <text:p>0,005</text:p>
          </table:table-cell>
          <table:table-cell table:formula="of:=[.D29]/150" office:value-type="float" office:value="0.000666666666666667" calcext:value-type="float">
            <text:p>0,000666666666667</text:p>
          </table:table-cell>
          <table:table-cell table:formula="of:=[.E29]/150" office:value-type="float" office:value="0.0000666666666666667" calcext:value-type="float">
            <text:p>6,66666666666667E-0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K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9.51" calcext:value-type="float">
            <text:p>19,51</text:p>
          </table:table-cell>
          <table:table-cell table:formula="of:=([.C32]*[.B32]*400*4*PI()*10^(-7))/(2*0.16)" office:value-type="float" office:value="30.6462363357684" calcext:value-type="float">
            <text:p>30,6462363357684</text:p>
          </table:table-cell>
          <table:table-cell table:formula="of:=(2*0.16*[.C32])/(4*PI()*10^(-7)*400*2*PI()*[.B32])" office:value-type="float" office:value="1.97677629286201" calcext:value-type="float">
            <text:p>1,97677629286201</text:p>
          </table:table-cell>
          <table:table-cell table:formula="of:=[.E32]*(4*PI()*10^(-7)*([.B32])^(-1)*400)/(2*0.16)" office:value-type="float" office:value="0.00000310511293972288" calcext:value-type="float">
            <text:p>3,10511293972288E-0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7.91" calcext:value-type="float">
            <text:p>97,91</text:p>
          </table:table-cell>
          <table:table-cell table:formula="of:=([.C33]*[.B33]*400*4*PI()*10^(-7))/(2*0.16)" office:value-type="float" office:value="768.983341782441" calcext:value-type="float">
            <text:p>768,983341782441</text:p>
          </table:table-cell>
          <table:table-cell table:formula="of:=(2*0.16*[.C33])/(4*PI()*10^(-7)*400*2*PI()*[.B33])" office:value-type="float" office:value="1.98407141808426" calcext:value-type="float">
            <text:p>1,9840714180842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84.35" calcext:value-type="float">
            <text:p>184,35</text:p>
          </table:table-cell>
          <table:table-cell table:formula="of:=([.C34]*[.B34]*400*4*PI()*10^(-7))/(2*0.16)" office:value-type="float" office:value="2171.82227133479" calcext:value-type="float">
            <text:p>2171,82227133479</text:p>
          </table:table-cell>
          <table:table-cell table:formula="of:=(2*0.16*[.C34])/(4*PI()*10^(-7)*400*2*PI()*[.B34])" office:value-type="float" office:value="2.49047469392866" calcext:value-type="float">
            <text:p>2,49047469392866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AVERAGE([.D32:.D34])" office:value-type="float" office:value="990.483949817668" calcext:value-type="float">
            <text:p>990,483949817668</text:p>
          </table:table-cell>
          <table:table-cell table:formula="of:=AVERAGE([.E32:.E34])" office:value-type="float" office:value="2.15044080162498" calcext:value-type="float">
            <text:p>2,15044080162498</text:p>
          </table:table-cell>
          <table:table-cell table:number-columns-repeated="5"/>
          <table:table-cell>
            <draw:frame table:end-cell-address="'Campo Magnético'.Q49" table:end-x="1.177cm" table:end-y="0.363cm" draw:z-index="3" draw:name="Gráfico 4" draw:style-name="gr1" draw:text-style-name="P1" svg:width="15.62cm" svg:height="7.042cm" svg:x="1.178cm" svg:y="0.179cm">
              <draw:object draw:notify-on-update-of-ranges="'Campo Magnético'.C40:'Campo Magnético'.I40 'Campo Magnético'.C41:'Campo Magnético'.I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4.2</text:p>
          </table:table-cell>
          <table:table-cell table:number-columns-repeated="6"/>
          <table:table-cell office:value-type="string" calcext:value-type="string">
            <text:p>Intensidad (A)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Distribución campo eléctrico</text:p>
          </table:table-cell>
          <table:table-cell table:number-columns-repeated="2"/>
          <table:table-cell table:style-name="ce4" office:value-type="string" calcext:value-type="string">
            <text:p>f</text:p>
          </table:table-cell>
          <table:table-cell table:style-name="ce2" office:value-type="float" office:value="5000" calcext:value-type="float">
            <text:p>5000</text:p>
          </table:table-cell>
          <table:table-cell table:style-name="ce4" office:value-type="string" calcext:value-type="string">
            <text:p>Amplitud</text:p>
          </table:table-cell>
          <table:table-cell table:style-name="ce2" office:value-type="string" calcext:value-type="string">
            <text:p>8 V</text:p>
          </table:table-cell>
          <table:table-cell table:formula="of:=8/150" office:value-type="float" office:value="0.0533333333333333" calcext:value-type="float">
            <text:p>0,053333333333333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R (m)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table:formula="of:=[.C40]+0.02" office:value-type="float" office:value="0.04" calcext:value-type="float">
            <text:p>0,04</text:p>
          </table:table-cell>
          <table:table-cell table:style-name="ce1" table:formula="of:=[.D40]+0.02" office:value-type="float" office:value="0.06" calcext:value-type="float">
            <text:p>0,06</text:p>
          </table:table-cell>
          <table:table-cell table:style-name="ce1" table:formula="of:=[.E40]+0.02" office:value-type="float" office:value="0.08" calcext:value-type="float">
            <text:p>0,08</text:p>
          </table:table-cell>
          <table:table-cell table:style-name="ce1" table:formula="of:=[.F40]+0.02" office:value-type="float" office:value="0.1" calcext:value-type="float">
            <text:p>0,1</text:p>
          </table:table-cell>
          <table:table-cell table:style-name="ce1" table:formula="of:=[.G40]+0.02" office:value-type="float" office:value="0.12" calcext:value-type="float">
            <text:p>0,12</text:p>
          </table:table-cell>
          <table:table-cell table:style-name="ce1" table:formula="of:=[.H40]+0.02" office:value-type="float" office:value="0.14" calcext:value-type="float">
            <text:p>0,14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Vind</text:p>
          </table:table-cell>
          <table:table-cell table:style-name="ce2" table:formula="of:=3.8*50/2000" office:value-type="float" office:value="0.095" calcext:value-type="float">
            <text:p>0,095</text:p>
          </table:table-cell>
          <table:table-cell table:style-name="ce2" table:formula="of:=4*50/2000" office:value-type="float" office:value="0.1" calcext:value-type="float">
            <text:p>0,1</text:p>
          </table:table-cell>
          <table:table-cell table:style-name="ce2" table:formula="of:=4.2*50/2000" office:value-type="float" office:value="0.105" calcext:value-type="float">
            <text:p>0,105</text:p>
          </table:table-cell>
          <table:table-cell table:style-name="ce2" table:formula="of:=4.5*50/2000" office:value-type="float" office:value="0.1125" calcext:value-type="float">
            <text:p>0,1125</text:p>
          </table:table-cell>
          <table:table-cell table:style-name="ce2" table:formula="of:=5.2*50/2000" office:value-type="float" office:value="0.13" calcext:value-type="float">
            <text:p>0,13</text:p>
          </table:table-cell>
          <table:table-cell table:style-name="ce2" table:formula="of:=6.4*50/2000" office:value-type="float" office:value="0.16" calcext:value-type="float">
            <text:p>0,16</text:p>
          </table:table-cell>
          <table:table-cell table:style-name="ce2" table:formula="of:=4.3*0.1/2" office:value-type="float" office:value="0.215" calcext:value-type="float">
            <text:p>0,215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Bo</text:p>
          </table:table-cell>
          <table:table-cell table:style-name="ce2" table:formula="of:=(4*PI()*10^-7* [.$I$38]* 0.16^2)/(2*([.C40]^2 )^(3/2))" office:value-type="float" office:value="0.000107233029242532" calcext:value-type="float">
            <text:p>0,000107233029243</text:p>
          </table:table-cell>
          <table:table-cell table:style-name="ce2" table:formula="of:=(4*PI()*10^-7* [.$I$38]* 0.16^2)/(2*([.D40]^2 )^(3/2))" office:value-type="float" office:value="0.0000134041286553164" calcext:value-type="float">
            <text:p>1,34041286553164E-05</text:p>
          </table:table-cell>
          <table:table-cell table:style-name="ce2" table:formula="of:=(4*PI()*10^-7* [.$I$38]* 0.16^2)/(2*([.E40]^2 )^(3/2))" office:value-type="float" office:value="0.00000397159367564932" calcext:value-type="float">
            <text:p>3,97159367564932E-06</text:p>
          </table:table-cell>
          <table:table-cell table:style-name="ce2" table:formula="of:=(4*PI()*10^-7* [.$I$38]* 0.16^2)/(2*([.F40]^2 )^(3/2))" office:value-type="float" office:value="0.00000167551608191456" calcext:value-type="float">
            <text:p>1,67551608191456E-06</text:p>
          </table:table-cell>
          <table:table-cell table:style-name="ce2" table:formula="of:=(4*PI()*10^-7* [.$I$38]* 0.16^2)/(2*([.G40]^2 )^(3/2))" office:value-type="float" office:value="0.000000857864233940253" calcext:value-type="float">
            <text:p>8,57864233940253E-07</text:p>
          </table:table-cell>
          <table:table-cell table:style-name="ce2" table:formula="of:=(4*PI()*10^-7* [.$I$38]* 0.16^2)/(2*([.H40]^2 )^(3/2))" office:value-type="float" office:value="0.000000496449209456165" calcext:value-type="float">
            <text:p>4,96449209456165E-07</text:p>
          </table:table-cell>
          <table:table-cell table:style-name="ce2" table:formula="of:=(4*PI()*10^-7* [.$I$38]* 0.16^2)/(2*([.I40]^2 )^(3/2))" office:value-type="float" office:value="0.000000312632738316419" calcext:value-type="float">
            <text:p>3,12632738316419E-07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d = 11 cm +-1mm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1" office:value-type="string" calcext:value-type="string">
            <text:p>R (m)</text:p>
          </table:table-cell>
          <table:table-cell table:style-name="ce1" office:value-type="string" calcext:value-type="string">
            <text:p>Vind</text:p>
          </table:table-cell>
          <table:table-cell table:style-name="ce1" office:value-type="string" calcext:value-type="string">
            <text:p>Bo</text:p>
          </table:table-cell>
          <table:table-cell table:number-columns-repeated="43"/>
        </table:table-row>
        <table:table-row table:style-name="ro1">
          <table:table-cell/>
          <table:table-cell table:style-name="ce1" office:value-type="string" calcext:value-type="string">
            <text:p>ϕ (º)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8"/>
          <table:table-cell table:style-name="ce1" office:value-type="float" office:value="0.02" calcext:value-type="float">
            <text:p>0,02</text:p>
          </table:table-cell>
          <table:table-cell table:style-name="ce2" table:formula="of:=3.8*50/2000" office:value-type="float" office:value="0.095" calcext:value-type="float">
            <text:p>0,09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107233029243" calcext:value-type="float">
            <text:p>0,000107233029243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Vind</text:p>
          </table:table-cell>
          <table:table-cell table:style-name="ce2" table:formula="of:=5.7*0.1/2" office:value-type="float" office:value="0.285" calcext:value-type="float">
            <text:p>0,285</text:p>
          </table:table-cell>
          <table:table-cell table:style-name="ce2" table:formula="of:=5.7*0.1/2" office:value-type="float" office:value="0.285" calcext:value-type="float">
            <text:p>0,285</text:p>
          </table:table-cell>
          <table:table-cell table:style-name="ce2" table:formula="of:=5.6*0.1/2" office:value-type="float" office:value="0.28" calcext:value-type="float">
            <text:p>0,28</text:p>
          </table:table-cell>
          <table:table-cell table:style-name="ce2" table:formula="of:=5.6*0.1/2" office:value-type="float" office:value="0.28" calcext:value-type="float">
            <text:p>0,28</text:p>
          </table:table-cell>
          <table:table-cell table:style-name="ce2" table:formula="of:=5.7*0.1/2" office:value-type="float" office:value="0.285" calcext:value-type="float">
            <text:p>0,285</text:p>
          </table:table-cell>
          <table:table-cell table:style-name="ce2" table:formula="of:=5.6*0.1/2" office:value-type="float" office:value="0.28" calcext:value-type="float">
            <text:p>0,28</text:p>
          </table:table-cell>
          <table:table-cell table:style-name="ce2" table:formula="of:=5.8*0.1/2" office:value-type="float" office:value="0.29" calcext:value-type="float">
            <text:p>0,29</text:p>
          </table:table-cell>
          <table:table-cell table:style-name="ce2" table:formula="of:=5.8*0.1/2" office:value-type="float" office:value="0.29" calcext:value-type="float">
            <text:p>0,29</text:p>
          </table:table-cell>
          <table:table-cell table:number-columns-repeated="8"/>
          <table:table-cell table:style-name="ce1" table:formula="of:=[.S46]+0.02" office:value-type="float" office:value="0.04" calcext:value-type="float">
            <text:p>0,04</text:p>
          </table:table-cell>
          <table:table-cell table:style-name="ce2" table:formula="of:=4*50/2000" office:value-type="float" office:value="0.1" calcext:value-type="float">
            <text:p>0,1</text:p>
          </table:table-cell>
          <table:table-cell table:number-columns-repeated="2" table:style-name="ce11" office:value-type="float" office:value="0.0000134041286553164" calcext:value-type="float">
            <text:p>1,34E-05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Bo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8"/>
          <table:table-cell table:style-name="ce1" table:formula="of:=[.S47]+0.02" office:value-type="float" office:value="0.06" calcext:value-type="float">
            <text:p>0,06</text:p>
          </table:table-cell>
          <table:table-cell table:style-name="ce2" table:formula="of:=4.2*50/2000" office:value-type="float" office:value="0.105" calcext:value-type="float">
            <text:p>0,105</text:p>
          </table:table-cell>
          <table:table-cell table:number-columns-repeated="2" table:style-name="ce11" office:value-type="float" office:value="0.00000397159367564932" calcext:value-type="float">
            <text:p>3,97E-0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" table:formula="of:=[.S48]+0.02" office:value-type="float" office:value="0.08" calcext:value-type="float">
            <text:p>0,08</text:p>
          </table:table-cell>
          <table:table-cell table:style-name="ce2" table:formula="of:=4.5*50/2000" office:value-type="float" office:value="0.1125" calcext:value-type="float">
            <text:p>0,1125</text:p>
          </table:table-cell>
          <table:table-cell table:number-columns-repeated="2" table:style-name="ce11" office:value-type="float" office:value="0.00000167551608191456" calcext:value-type="float">
            <text:p>1,68E-06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D = 0</text:p>
          </table:table-cell>
          <table:table-cell table:number-columns-repeated="16"/>
          <table:table-cell table:style-name="ce1" table:formula="of:=[.S49]+0.02" office:value-type="float" office:value="0.1" calcext:value-type="float">
            <text:p>0,1</text:p>
          </table:table-cell>
          <table:table-cell table:style-name="ce2" table:formula="of:=5.2*50/2000" office:value-type="float" office:value="0.13" calcext:value-type="float">
            <text:p>0,13</text:p>
          </table:table-cell>
          <table:table-cell table:number-columns-repeated="2" table:style-name="ce11" office:value-type="float" office:value="0.000000857864233940253" calcext:value-type="float">
            <text:p>8,58E-07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Z (m)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formula="of:=[.D51]+0.05" office:value-type="float" office:value="0.15" calcext:value-type="float">
            <text:p>0,15</text:p>
          </table:table-cell>
          <table:table-cell table:style-name="ce1" table:formula="of:=[.E51]+0.05" office:value-type="float" office:value="0.2" calcext:value-type="float">
            <text:p>0,2</text:p>
          </table:table-cell>
          <table:table-cell table:style-name="ce1" table:formula="of:=[.F51]+0.05" office:value-type="float" office:value="0.25" calcext:value-type="float">
            <text:p>0,25</text:p>
          </table:table-cell>
          <table:table-cell table:style-name="ce1" table:formula="of:=[.G51]+0.05" office:value-type="float" office:value="0.3" calcext:value-type="float">
            <text:p>0,3</text:p>
          </table:table-cell>
          <table:table-cell table:style-name="ce1" table:formula="of:=[.H51]+0.05" office:value-type="float" office:value="0.35" calcext:value-type="float">
            <text:p>0,35</text:p>
          </table:table-cell>
          <table:table-cell table:style-name="ce1" table:formula="of:=[.I51]+0.05" office:value-type="float" office:value="0.4" calcext:value-type="float">
            <text:p>0,4</text:p>
          </table:table-cell>
          <table:table-cell table:number-columns-repeated="8"/>
          <table:table-cell table:style-name="ce1" table:formula="of:=[.S50]+0.02" office:value-type="float" office:value="0.12" calcext:value-type="float">
            <text:p>0,12</text:p>
          </table:table-cell>
          <table:table-cell table:style-name="ce2" table:formula="of:=6.4*50/2000" office:value-type="float" office:value="0.16" calcext:value-type="float">
            <text:p>0,16</text:p>
          </table:table-cell>
          <table:table-cell table:number-columns-repeated="2" table:style-name="ce11" office:value-type="float" office:value="0.000000496449209456165" calcext:value-type="float">
            <text:p>4,96E-07</text:p>
          </table:table-cell>
          <table:table-cell table:number-columns-repeated="6"/>
          <table:table-cell table:style-name="ce11"/>
          <table:table-cell table:number-columns-repeated="35"/>
        </table:table-row>
        <table:table-row table:style-name="ro1">
          <table:table-cell/>
          <table:table-cell table:style-name="ce1" office:value-type="string" calcext:value-type="string">
            <text:p>Vind</text:p>
          </table:table-cell>
          <table:table-cell table:style-name="ce2" table:formula="of:=3.8*0.1/2" office:value-type="float" office:value="0.19" calcext:value-type="float">
            <text:p>0,19</text:p>
          </table:table-cell>
          <table:table-cell table:style-name="ce2" table:formula="of:=3.2*0.1/2" office:value-type="float" office:value="0.16" calcext:value-type="float">
            <text:p>0,16</text:p>
          </table:table-cell>
          <table:table-cell table:style-name="ce2" table:formula="of:=2.4*0.1/2" office:value-type="float" office:value="0.12" calcext:value-type="float">
            <text:p>0,12</text:p>
          </table:table-cell>
          <table:table-cell table:style-name="ce2" table:formula="of:=1.4*0.1/2" office:value-type="float" office:value="0.07" calcext:value-type="float">
            <text:p>0,07</text:p>
          </table:table-cell>
          <table:table-cell table:style-name="ce2" table:formula="of:=1*0.1/2" office:value-type="float" office:value="0.05" calcext:value-type="float">
            <text:p>0,05</text:p>
          </table:table-cell>
          <table:table-cell table:style-name="ce2" table:formula="of:=0.7*0.1/2" office:value-type="float" office:value="0.035" calcext:value-type="float">
            <text:p>0,035</text:p>
          </table:table-cell>
          <table:table-cell table:style-name="ce2" table:formula="of:=1.2*20/2000" office:value-type="float" office:value="0.012" calcext:value-type="float">
            <text:p>0,012</text:p>
          </table:table-cell>
          <table:table-cell table:style-name="ce2" table:formula="of:=0.8*20/2000" office:value-type="float" office:value="0.008" calcext:value-type="float">
            <text:p>0,008</text:p>
          </table:table-cell>
          <table:table-cell>
            <draw:frame table:end-cell-address="'Campo Magnético'.P63" table:end-x="0.027cm" table:end-y="0.209cm" draw:z-index="4" draw:name="Gráfico 5" draw:style-name="gr1" draw:text-style-name="P1" svg:width="11.245cm" svg:height="5.092cm" svg:x="1.801cm" svg:y="0.473cm">
              <draw:object draw:notify-on-update-of-ranges="'Campo Magnético'.C51:'Campo Magnético'.J51 'Campo Magnético'.C52:'Campo Magnético'.J5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 table:style-name="ce1" table:formula="of:=[.S51]+0.02" office:value-type="float" office:value="0.14" calcext:value-type="float">
            <text:p>0,14</text:p>
          </table:table-cell>
          <table:table-cell table:style-name="ce2" table:formula="of:=4.3*0.1/2" office:value-type="float" office:value="0.215" calcext:value-type="float">
            <text:p>0,215</text:p>
          </table:table-cell>
          <table:table-cell table:number-columns-repeated="2" table:style-name="ce11" office:value-type="float" office:value="0.000000312632738316419" calcext:value-type="float">
            <text:p>3,13E-07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Bo</text:p>
          </table:table-cell>
          <table:table-cell table:style-name="ce2" table:formula="of:=(4*PI()*10^-7* [.$I$38]* [.C51]^2)/(2*([.C51]^2+[.C51]^2 )^(3/2))" office:value-type="float" office:value="0.000000236953756701779" calcext:value-type="float">
            <text:p>2,36953756701779E-07</text:p>
          </table:table-cell>
          <table:table-cell table:style-name="ce2" table:formula="of:=(4*PI()*10^-7* [.$I$38]* [.D51]^2)/(2*([.D51]^2+[.D51]^2 )^(3/2))" office:value-type="float" office:value="0.00000011847687835089" calcext:value-type="float">
            <text:p>1,1847687835089E-07</text:p>
          </table:table-cell>
          <table:table-cell table:style-name="ce2" table:formula="of:=(4*PI()*10^-7* [.$I$38]* [.E51]^2)/(2*([.E51]^2+[.E51]^2 )^(3/2))" office:value-type="float" office:value="0.0000000789845855672598" calcext:value-type="float">
            <text:p>7,89845855672598E-08</text:p>
          </table:table-cell>
          <table:table-cell table:style-name="ce2" table:formula="of:=(4*PI()*10^-7* [.$I$38]* [.F51]^2)/(2*([.F51]^2+[.F51]^2 )^(3/2))" office:value-type="float" office:value="0.0000000592384391754449" calcext:value-type="float">
            <text:p>5,92384391754449E-08</text:p>
          </table:table-cell>
          <table:table-cell table:style-name="ce2" table:formula="of:=(4*PI()*10^-7* [.$I$38]* [.G51]^2)/(2*([.G51]^2+[.G51]^2 )^(3/2))" office:value-type="float" office:value="0.0000000473907513403559" calcext:value-type="float">
            <text:p>4,73907513403559E-08</text:p>
          </table:table-cell>
          <table:table-cell table:style-name="ce2" table:formula="of:=(4*PI()*10^-7* [.$I$38]* [.H51]^2)/(2*([.H51]^2+[.H51]^2 )^(3/2))" office:value-type="float" office:value="0.0000000394922927836299" calcext:value-type="float">
            <text:p>3,94922927836299E-08</text:p>
          </table:table-cell>
          <table:table-cell table:style-name="ce2" table:formula="of:=(4*PI()*10^-7* [.$I$38]* [.I51]^2)/(2*([.I51]^2+[.I51]^2 )^(3/2))" office:value-type="float" office:value="0.0000000338505366716828" calcext:value-type="float">
            <text:p>3,38505366716828E-08</text:p>
          </table:table-cell>
          <table:table-cell table:style-name="ce2" table:formula="of:=(4*PI()*10^-7* [.$I$38]* [.J51]^2)/(2*([.J51]^2+[.J51]^2 )^(3/2))" office:value-type="float" office:value="0.0000000296192195877224" calcext:value-type="float">
            <text:p>2,96192195877224E-08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8"/>
          <table:table-cell table:style-name="ce1" office:value-type="string" calcext:value-type="string">
            <text:p>ϕ (º)</text:p>
          </table:table-cell>
          <table:table-cell table:style-name="ce1" office:value-type="string" calcext:value-type="string">
            <text:p>Vind</text:p>
          </table:table-cell>
          <table:table-cell table:style-name="ce1" office:value-type="string" calcext:value-type="string">
            <text:p>Bo</text:p>
          </table:table-cell>
          <table:table-cell table:number-columns-repeated="43"/>
        </table:table-row>
        <table:table-row table:style-name="ro1">
          <table:table-cell table:number-columns-repeated="18"/>
          <table:table-cell table:style-name="ce1" office:value-type="float" office:value="45" calcext:value-type="float">
            <text:p>45</text:p>
          </table:table-cell>
          <table:table-cell table:style-name="ce2" table:formula="of:=5.7*0.1/2" office:value-type="float" office:value="0.285" calcext:value-type="float">
            <text:p>0,285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table:style-name="ce1" office:value-type="float" office:value="90" calcext:value-type="float">
            <text:p>90</text:p>
          </table:table-cell>
          <table:table-cell table:style-name="ce2" table:formula="of:=5.7*0.1/2" office:value-type="float" office:value="0.285" calcext:value-type="float">
            <text:p>0,285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table:style-name="ce2" table:formula="of:=5.6*0.1/2" office:value-type="float" office:value="0.28" calcext:value-type="float">
            <text:p>0,28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table:style-name="ce2" table:formula="of:=5.6*0.1/2" office:value-type="float" office:value="0.28" calcext:value-type="float">
            <text:p>0,28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table:style-name="ce2" table:formula="of:=5.7*0.1/2" office:value-type="float" office:value="0.285" calcext:value-type="float">
            <text:p>0,285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office:value-type="float" office:value="270" calcext:value-type="float">
            <text:p>270</text:p>
          </table:table-cell>
          <table:table-cell table:style-name="ce2" table:formula="of:=5.6*0.1/2" office:value-type="float" office:value="0.28" calcext:value-type="float">
            <text:p>0,28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office:value-type="float" office:value="315" calcext:value-type="float">
            <text:p>315</text:p>
          </table:table-cell>
          <table:table-cell table:style-name="ce2" table:formula="of:=5.8*0.1/2" office:value-type="float" office:value="0.29" calcext:value-type="float">
            <text:p>0,29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>
          <table:table-cell table:number-columns-repeated="18"/>
          <table:table-cell office:value-type="float" office:value="360" calcext:value-type="float">
            <text:p>360</text:p>
          </table:table-cell>
          <table:table-cell table:style-name="ce2" table:formula="of:=5.8*0.1/2" office:value-type="float" office:value="0.29" calcext:value-type="float">
            <text:p>0,29</text:p>
          </table:table-cell>
          <table:table-cell table:style-name="ce2" table:formula="of:=(4*PI()*10^-7* [.$I$38]* 0.16^2)/(2*(0.16^2 )^(3/2))" office:value-type="float" office:value="0.00000020943951023932" calcext:value-type="float">
            <text:p>2,0943951023932E-07</text:p>
          </table:table-cell>
          <table:table-cell table:number-columns-repeated="4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4.3</text:p>
          </table:table-cell>
          <table:table-cell table:number-columns-repeated="62"/>
        </table:table-row>
        <table:table-row table:style-name="ro2">
          <table:table-cell/>
          <table:table-cell table:style-name="ce3" office:value-type="string" calcext:value-type="string">
            <text:p>Distribución dos bobinas</text:p>
          </table:table-cell>
          <table:table-cell table:number-columns-repeated="2"/>
          <table:table-cell table:style-name="ce4" office:value-type="string" calcext:value-type="string">
            <text:p>f</text:p>
          </table:table-cell>
          <table:table-cell table:style-name="ce2" office:value-type="float" office:value="5000" calcext:value-type="float">
            <text:p>5000</text:p>
          </table:table-cell>
          <table:table-cell table:style-name="ce4" office:value-type="string" calcext:value-type="string">
            <text:p>Amplitu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"/>
          <table:table-cell table:style-name="ce1" office:value-type="string" calcext:value-type="string">
            <text:p>Z (m)</text:p>
          </table:table-cell>
          <table:table-cell table:style-name="ce1" office:value-type="string" calcext:value-type="string">
            <text:p>Vind</text:p>
          </table:table-cell>
          <table:table-cell table:style-name="ce1" office:value-type="string" calcext:value-type="string">
            <text:p>Bo</text:p>
          </table:table-cell>
          <table:table-cell table:number-columns-repeated="43"/>
        </table:table-row>
        <table:table-row table:style-name="ro1">
          <table:table-cell table:number-columns-repeated="18"/>
          <table:table-cell table:style-name="ce1" office:value-type="float" office:value="0.05" calcext:value-type="float">
            <text:p>0,05</text:p>
          </table:table-cell>
          <table:table-cell table:style-name="ce2" table:formula="of:=3.8*0.1/2" office:value-type="float" office:value="0.19" calcext:value-type="float">
            <text:p>0,19</text:p>
          </table:table-cell>
          <table:table-cell table:style-name="ce2" table:formula="of:=(4*PI()*10^-7* [.$I$38]* [.S69]^2)/(2*([.S69]^2+[.S69]^2 )^(3/2))" office:value-type="float" office:value="0.000000236953756701779" calcext:value-type="float">
            <text:p>2,36953756701779E-07</text:p>
          </table:table-cell>
          <table:table-cell table:number-columns-repeated="43"/>
        </table:table-row>
        <table:table-row table:style-name="ro1">
          <table:table-cell/>
          <table:table-cell table:style-name="ce1" office:value-type="string" calcext:value-type="string">
            <text:p>D (cm)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D (cm)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 (cm)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D (cm)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2" table:formula="of:=3.2*0.1/2" office:value-type="float" office:value="0.16" calcext:value-type="float">
            <text:p>0,16</text:p>
          </table:table-cell>
          <table:table-cell table:style-name="ce2" table:formula="of:=(4*PI()*10^-7* [.$I$38]* [.S70]^2)/(2*([.S70]^2+[.S70]^2 )^(3/2))" office:value-type="float" office:value="0.00000011847687835089" calcext:value-type="float">
            <text:p>1,1847687835089E-07</text:p>
          </table:table-cell>
          <table:table-cell table:number-columns-repeated="43"/>
        </table:table-row>
        <table:table-row table:style-name="ro1">
          <table:table-cell/>
          <table:table-cell table:style-name="ce4" office:value-type="string" calcext:value-type="string">
            <text:p>z (+-0,001m)</text:p>
          </table:table-cell>
          <table:table-cell table:style-name="ce4" office:value-type="string" calcext:value-type="string">
            <text:p>Vind</text:p>
          </table:table-cell>
          <table:table-cell table:style-name="ce4" office:value-type="string" calcext:value-type="string">
            <text:p>z (+-0,001m)</text:p>
          </table:table-cell>
          <table:table-cell table:style-name="ce4" office:value-type="string" calcext:value-type="string">
            <text:p>Vind</text:p>
          </table:table-cell>
          <table:table-cell table:style-name="ce4" office:value-type="string" calcext:value-type="string">
            <text:p>z (+-0,001m)</text:p>
          </table:table-cell>
          <table:table-cell table:style-name="ce4" office:value-type="string" calcext:value-type="string">
            <text:p>Vind</text:p>
          </table:table-cell>
          <table:table-cell table:style-name="ce4" office:value-type="string" calcext:value-type="string">
            <text:p>z (+-0,001m)</text:p>
          </table:table-cell>
          <table:table-cell table:style-name="ce4" office:value-type="string" calcext:value-type="string">
            <text:p>Vind</text:p>
          </table:table-cell>
          <table:table-cell table:number-columns-repeated="9"/>
          <table:table-cell table:style-name="ce1" table:formula="of:=[.S70]+0.05" office:value-type="float" office:value="0.15" calcext:value-type="float">
            <text:p>0,15</text:p>
          </table:table-cell>
          <table:table-cell table:style-name="ce2" table:formula="of:=2.4*0.1/2" office:value-type="float" office:value="0.12" calcext:value-type="float">
            <text:p>0,12</text:p>
          </table:table-cell>
          <table:table-cell table:style-name="ce2" table:formula="of:=(4*PI()*10^-7* [.$I$38]* [.S71]^2)/(2*([.S71]^2+[.S71]^2 )^(3/2))" office:value-type="float" office:value="0.0000000789845855672598" calcext:value-type="float">
            <text:p>7,89845855672598E-08</text:p>
          </table:table-cell>
          <table:table-cell table:number-columns-repeated="4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6.4*20/2000" office:value-type="float" office:value="0.064" calcext:value-type="float">
            <text:p>0,06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5.9*20/2000" office:value-type="float" office:value="0.059" calcext:value-type="float">
            <text:p>0,05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4.4*20/2000" office:value-type="float" office:value="0.044" calcext:value-type="float">
            <text:p>0,04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3.8*20/2000" office:value-type="float" office:value="0.038" calcext:value-type="float">
            <text:p>0,038</text:p>
          </table:table-cell>
          <table:table-cell table:number-columns-repeated="9"/>
          <table:table-cell table:style-name="ce1" table:formula="of:=[.S71]+0.05" office:value-type="float" office:value="0.2" calcext:value-type="float">
            <text:p>0,2</text:p>
          </table:table-cell>
          <table:table-cell table:style-name="ce2" table:formula="of:=1.4*0.1/2" office:value-type="float" office:value="0.07" calcext:value-type="float">
            <text:p>0,07</text:p>
          </table:table-cell>
          <table:table-cell table:style-name="ce2" table:formula="of:=(4*PI()*10^-7* [.$I$38]* [.S72]^2)/(2*([.S72]^2+[.S72]^2 )^(3/2))" office:value-type="float" office:value="0.0000000592384391754449" calcext:value-type="float">
            <text:p>5,92384391754449E-08</text:p>
          </table:table-cell>
          <table:table-cell table:number-columns-repeated="4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table:formula="of:=6.6*20/2000" office:value-type="float" office:value="0.066" calcext:value-type="float">
            <text:p>0,06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5.9*20/2000" office:value-type="float" office:value="0.059" calcext:value-type="float">
            <text:p>0,05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3.6*20/2000" office:value-type="float" office:value="0.036" calcext:value-type="float">
            <text:p>0,03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2.7*20/2000" office:value-type="float" office:value="0.027" calcext:value-type="float">
            <text:p>0,027</text:p>
          </table:table-cell>
          <table:table-cell table:number-columns-repeated="9"/>
          <table:table-cell table:style-name="ce1" table:formula="of:=[.S72]+0.05" office:value-type="float" office:value="0.25" calcext:value-type="float">
            <text:p>0,25</text:p>
          </table:table-cell>
          <table:table-cell table:style-name="ce2" table:formula="of:=1*0.1/2" office:value-type="float" office:value="0.05" calcext:value-type="float">
            <text:p>0,05</text:p>
          </table:table-cell>
          <table:table-cell table:style-name="ce2" table:formula="of:=(4*PI()*10^-7* [.$I$38]* [.S73]^2)/(2*([.S73]^2+[.S73]^2 )^(3/2))" office:value-type="float" office:value="0.0000000473907513403559" calcext:value-type="float">
            <text:p>4,73907513403559E-08</text:p>
          </table:table-cell>
          <table:table-cell table:number-columns-repeated="4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6.6*20/2000" office:value-type="float" office:value="0.066" calcext:value-type="float">
            <text:p>0,06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5.9*20/2000" office:value-type="float" office:value="0.059" calcext:value-type="float">
            <text:p>0,05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3.4*20/2000" office:value-type="float" office:value="0.034" calcext:value-type="float">
            <text:p>0,03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2.2*20/2000" office:value-type="float" office:value="0.022" calcext:value-type="float">
            <text:p>0,022</text:p>
          </table:table-cell>
          <table:table-cell table:number-columns-repeated="9"/>
          <table:table-cell table:style-name="ce1" table:formula="of:=[.S73]+0.05" office:value-type="float" office:value="0.3" calcext:value-type="float">
            <text:p>0,3</text:p>
          </table:table-cell>
          <table:table-cell table:style-name="ce2" table:formula="of:=0.7*0.1/2" office:value-type="float" office:value="0.035" calcext:value-type="float">
            <text:p>0,035</text:p>
          </table:table-cell>
          <table:table-cell table:style-name="ce2" table:formula="of:=(4*PI()*10^-7* [.$I$38]* [.S74]^2)/(2*([.S74]^2+[.S74]^2 )^(3/2))" office:value-type="float" office:value="0.0000000394922927836299" calcext:value-type="float">
            <text:p>3,94922927836299E-08</text:p>
          </table:table-cell>
          <table:table-cell table:number-columns-repeated="4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table:formula="of:=6.6*20/2000" office:value-type="float" office:value="0.066" calcext:value-type="float">
            <text:p>0,06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5.9*20/2000" office:value-type="float" office:value="0.059" calcext:value-type="float">
            <text:p>0,05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3.6*20/2000" office:value-type="float" office:value="0.036" calcext:value-type="float">
            <text:p>0,036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2.7*20/2000" office:value-type="float" office:value="0.027" calcext:value-type="float">
            <text:p>0,027</text:p>
          </table:table-cell>
          <table:table-cell table:number-columns-repeated="9"/>
          <table:table-cell table:style-name="ce1" table:formula="of:=[.S74]+0.05" office:value-type="float" office:value="0.35" calcext:value-type="float">
            <text:p>0,35</text:p>
          </table:table-cell>
          <table:table-cell table:style-name="ce2" table:formula="of:=1.2*20/2000" office:value-type="float" office:value="0.012" calcext:value-type="float">
            <text:p>0,012</text:p>
          </table:table-cell>
          <table:table-cell table:style-name="ce2" table:formula="of:=(4*PI()*10^-7* [.$I$38]* [.S75]^2)/(2*([.S75]^2+[.S75]^2 )^(3/2))" office:value-type="float" office:value="0.0000000338505366716828" calcext:value-type="float">
            <text:p>3,38505366716828E-08</text:p>
          </table:table-cell>
          <table:table-cell table:number-columns-repeated="4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table:formula="of:=6.5*20/2000" office:value-type="float" office:value="0.065" calcext:value-type="float">
            <text:p>0,06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5.9*20/2000" office:value-type="float" office:value="0.059" calcext:value-type="float">
            <text:p>0,05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4.4*20/2000" office:value-type="float" office:value="0.044" calcext:value-type="float">
            <text:p>0,0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4.1*20/2000" office:value-type="float" office:value="0.041" calcext:value-type="float">
            <text:p>0,041</text:p>
          </table:table-cell>
          <table:table-cell table:number-columns-repeated="9"/>
          <table:table-cell table:style-name="ce1" table:formula="of:=[.S75]+0.05" office:value-type="float" office:value="0.4" calcext:value-type="float">
            <text:p>0,4</text:p>
          </table:table-cell>
          <table:table-cell table:style-name="ce2" table:formula="of:=0.8*20/2000" office:value-type="float" office:value="0.008" calcext:value-type="float">
            <text:p>0,008</text:p>
          </table:table-cell>
          <table:table-cell table:style-name="ce2" table:formula="of:=(4*PI()*10^-7* [.$I$38]* [.S76]^2)/(2*([.S76]^2+[.S76]^2 )^(3/2))" office:value-type="float" office:value="0.0000000296192195877224" calcext:value-type="float">
            <text:p>2,96192195877224E-08</text:p>
          </table:table-cell>
          <table:table-cell table:number-columns-repeated="43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1:20:59.183067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mpo_20_Magnético" style:display-name="PageStyle_Campo Magnéti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 Prades Mateu</meta:initial-creator>
    <meta:creation-date>2022-05-02T16:38:58</meta:creation-date>
    <dc:date>2022-08-11T17:24:13.356965871</dc:date>
    <meta:generator>LibreOffice/6.4.7.2$Linux_X86_64 LibreOffice_project/40$Build-2</meta:generator>
    <meta:editing-duration>PT47M53S</meta:editing-duration>
    <meta:editing-cycles>2</meta:editing-cycles>
    <meta:document-statistic meta:table-count="1" meta:cell-count="462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9.254cm" svg:height="4.235cm" xlink:href=".." xlink:type="simple" chart:class="chart:scatter" chart:style-name="ch1">
        <chart:plot-area chart:style-name="ch2" table:cell-range-address="'Campo Magnético'.D8:'Campo Magnético'.D11 'Campo Magnético'.F8:'Campo Magnético'.F11" svg:x="0.185cm" svg:y="0.084cm" svg:width="8.884cm" svg:height="4.067cm">
          <chartooo:coordinate-region svg:x="0.842cm" svg:y="0.244cm" svg:width="7.948cm" svg:height="3.48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mpo Magnético'.F8:'Campo Magnético'.F11" chart:class="chart:scatter">
            <chart:domain table:cell-range-address="'Campo Magnético'.D8:'Campo Magnético'.D11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'Campo Magnético'.D8:'Campo Magnético'.D11</svg:desc>
                </draw:g>
              </table:table-cell>
              <table:table-cell office:value-type="float" office:value="0.07">
                <text:p>0.07</text:p>
                <draw:g>
                  <svg:desc>'Campo Magnético'.F8:'Campo Magnético'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1075">
                <text:p>0.1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9.252cm" svg:height="4.195cm" xlink:href=".." xlink:type="simple" chart:class="chart:scatter" chart:style-name="ch1">
        <chart:plot-area chart:style-name="ch2" table:cell-range-address="'Campo Magnético'.D17:'Campo Magnético'.D20 'Campo Magnético'.F17:'Campo Magnético'.F20" svg:x="0.185cm" svg:y="0.083cm" svg:width="8.882cm" svg:height="4.029cm">
          <chartooo:coordinate-region svg:x="0.842cm" svg:y="0.243cm" svg:width="7.945cm" svg:height="3.45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mpo Magnético'.F17:'Campo Magnético'.F20" chart:class="chart:scatter">
            <chart:domain table:cell-range-address="'Campo Magnético'.D17:'Campo Magnético'.D20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">
                <text:p>0.11</text:p>
                <draw:g>
                  <svg:desc>'Campo Magnético'.D17:'Campo Magnético'.D20</svg:desc>
                </draw:g>
              </table:table-cell>
              <table:table-cell office:value-type="float" office:value="0.0675">
                <text:p>0.0675</text:p>
                <draw:g>
                  <svg:desc>'Campo Magnético'.F17:'Campo Magnétic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">
                <text:p>0.14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">
                <text:p>0.165</text:p>
              </table:table-cell>
              <table:table-cell office:value-type="float" office:value="0.105">
                <text:p>0.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9.739cm" svg:height="4.198cm" xlink:href=".." xlink:type="simple" chart:class="chart:scatter" chart:style-name="ch1">
        <chart:plot-area chart:style-name="ch2" table:cell-range-address="'Campo Magnético'.D26:'Campo Magnético'.D29 'Campo Magnético'.F26:'Campo Magnético'.F29" svg:x="0.194cm" svg:y="0.083cm" svg:width="9.351cm" svg:height="4.032cm">
          <chartooo:coordinate-region svg:x="0.851cm" svg:y="0.244cm" svg:width="8.336cm" svg:height="3.45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mpo Magnético'.F26:'Campo Magnético'.F29" chart:class="chart:scatter">
            <chart:domain table:cell-range-address="'Campo Magnético'.D26:'Campo Magnético'.D29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">
                <text:p>0.065</text:p>
                <draw:g>
                  <svg:desc>'Campo Magnético'.D26:'Campo Magnético'.D29</svg:desc>
                </draw:g>
              </table:table-cell>
              <table:table-cell office:value-type="float" office:value="0.08">
                <text:p>0.08</text:p>
                <draw:g>
                  <svg:desc>'Campo Magnético'.F26:'Campo Magnético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1225">
                <text:p>0.1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5.621cm" svg:height="7.09cm" xlink:href=".." xlink:type="simple" chart:class="chart:scatter" chart:style-name="ch1">
        <chart:plot-area chart:style-name="ch2" table:cell-range-address="'Campo Magnético'.C40:'Campo Magnético'.I41" svg:x="0.312cm" svg:y="0.141cm" svg:width="14.997cm" svg:height="6.808cm">
          <chartooo:coordinate-region svg:x="0.969cm" svg:y="0.301cm" svg:width="14.06cm" svg:height="6.2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mpo Magnético'.C41:'Campo Magnético'.I41" chart:class="chart:scatter">
            <chart:domain table:cell-range-address="'Campo Magnético'.C40:'Campo Magnético'.I40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Fila 40</text:p>
                <draw:g>
                  <svg:desc/>
                </draw:g>
              </table:table-cell>
              <table:table-cell office:value-type="float" office:value="0.02">
                <text:p>0.02</text:p>
                <draw:g>
                  <svg:desc>'Campo Magnético'.C40:'Campo Magnético'.I40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Fila 41</text:p>
                <draw:g>
                  <svg:desc/>
                </draw:g>
              </table:table-cell>
              <table:table-cell office:value-type="float" office:value="0.095">
                <text:p>0.095</text:p>
                <draw:g>
                  <svg:desc>'Campo Magnético'.C41:'Campo Magnético'.I4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05">
                <text:p>0.105</text:p>
              </table:table-cell>
              <table:table-cell office:value-type="float" office:value="0.1125">
                <text:p>0.1125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215">
                <text:p>0.2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1.244cm" svg:height="5.137cm" xlink:href=".." xlink:type="simple" chart:class="chart:scatter" chart:style-name="ch1">
        <chart:plot-area chart:style-name="ch2" table:cell-range-address="'Campo Magnético'.C51:'Campo Magnético'.J52" svg:x="0.459cm" svg:y="0.077cm" svg:width="10.733cm" svg:height="4.901cm">
          <chartooo:coordinate-region svg:x="1.116cm" svg:y="0.237cm" svg:width="9.796cm" svg:height="4.32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mpo Magnético'.C52:'Campo Magnético'.J52" chart:class="chart:scatter">
            <chart:domain table:cell-range-address="'Campo Magnético'.C51:'Campo Magnético'.J51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ila 51</text:p>
                <draw:g>
                  <svg:desc/>
                </draw:g>
              </table:table-cell>
              <table:table-cell office:value-type="float" office:value="0.05">
                <text:p>0.05</text:p>
                <draw:g>
                  <svg:desc>'Campo Magnético'.C51:'Campo Magnético'.J5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la 52</text:p>
                <draw:g>
                  <svg:desc/>
                </draw:g>
              </table:table-cell>
              <table:table-cell office:value-type="float" office:value="0.19">
                <text:p>0.19</text:p>
                <draw:g>
                  <svg:desc>'Campo Magnético'.C52:'Campo Magnético'.J52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35">
                <text:p>0.035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